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ater: </text:p>
      <text:p text:style-name="Standard"/>
      <text:p text:style-name="Standard">Font: <text:a xlink:type="simple" xlink:href="https://fonts.google.com/specimen/Cinzel?selection.family=Cinzel" text:style-name="Internet_20_link" text:visited-style-name="Visited_20_Internet_20_Link">https://fonts.google.com/specimen/Cinzel?selection.family=Cinzel</text:a></text:p>
      <text:p text:style-name="Standard"/>
      <text:p text:style-name="Standard">Meyer clear: <text:a xlink:type="simple" xlink:href="https://meyerweb.com/eric/tools/css/reset/" text:style-name="Internet_20_link" text:visited-style-name="Visited_20_Internet_20_Link">https://meyerweb.com/eric/tools/css/reset/</text:a></text:p>
      <text:p text:style-name="Standard"/>
      <text:p text:style-name="Standard">Images Api: <text:a xlink:type="simple" xlink:href="https://raw.githubusercontent.com/jeffreylancaster/game-of-thrones/master/data/characters.json" text:style-name="Internet_20_link" text:visited-style-name="Visited_20_Internet_20_Link">https://raw.githubusercontent.com/jeffreylancaster/game-of-thrones/master/data/characters.json</text:a></text:p>
      <text:p text:style-name="Standard"/>
      <text:p text:style-name="Standard">Info Api: <text:a xlink:type="simple" xlink:href="https://anapioficeandfire.com/" text:style-name="Internet_20_link" text:visited-style-name="Visited_20_Internet_20_Link">https://anapioficeandfire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ten Evensen</meta:initial-creator>
    <meta:creation-date>2020-02-16T23:45:43</meta:creation-date>
    <dc:date>2020-02-16T23:47:58</dc:date>
    <dc:creator>Morten Evensen</dc:creator>
    <meta:editing-duration>PT2M16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5" meta:word-count="12" meta:character-count="280"/>
  </office:meta>
</office:document-meta>
</file>